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ackground-color="#dddddd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b2b2b2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666666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#3333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666666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3333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8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5983b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ff8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a9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ff0000" fo:padding="0.3cm" style:vertical-align="middl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osition_x</text:p>
          </table:table-cell>
          <table:table-cell table:style-name="ce1" office:value-type="string" calcext:value-type="string">
            <text:p>position_y</text:p>
          </table:table-cell>
          <table:table-cell table:style-name="ce1" office:value-type="string" calcext:value-type="string">
            <text:p>rotation</text:p>
          </table:table-cell>
          <table:table-cell office:value-type="string" calcext:value-type="string">
            <text:p>offset_x</text:p>
          </table:table-cell>
          <table:table-cell table:style-name="ce1" office:value-type="string" calcext:value-type="string">
            <text:p>offset_y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oomp_electronic_ic_tqfp_32_mcu_atmega328_microchip_atmega328p_aur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" table:formula="of:=[.E19]" office:value-type="float" office:value="0" calcext:value-type="float">
            <text:p>0</text:p>
          </table:table-cell>
          <table:table-cell office:value-type="float" office:value="-6.35" calcext:value-type="float">
            <text:p>-6.35</text:p>
          </table:table-cell>
          <table:table-cell office:value-type="float" office:value="-45" calcext:value-type="float">
            <text:p>-45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oomp_electronic_pmic_sot_223_linear_1117_5_volt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5" office:value-type="float" office:value="-1.905" calcext:value-type="float">
            <text:p>-1.905</text:p>
          </table:table-cell>
          <table:table-cell office:value-type="float" office:value="12.065" calcext:value-type="float">
            <text:p>12.065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oomp_electronic_ic_sop_16_converter_usb_to_serial_converter_wch_ch340g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" table:formula="of:=[.E19]" office:value-type="float" office:value="0" calcext:value-type="float">
            <text:p>0</text:p>
          </table:table-cell>
          <table:table-cell office:value-type="float" office:value="-11.43" calcext:value-type="float">
            <text:p>-11.43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oomp_electronic_breakout_board_mcu_atmega328_shennie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-7.62" calcext:value-type="float">
            <text:p>-7.62</text:p>
          </table:table-cell>
          <table:table-cell office:value-type="float" office:value="17.78" calcext:value-type="float">
            <text:p>17.78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oomp_electronic_header_2d54_mm_dual_row_2x3_dual_row_6_pin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2.54" calcext:value-type="float">
            <text:p>2.54</text:p>
          </table:table-cell>
          <table:table-cell office:value-type="float" office:value="20.32" calcext:value-type="float">
            <text:p>20.32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oomp_electronic_socket_usb_mini_surface_mount_only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" table:formula="of:=[.E19]" office:value-type="float" office:value="0" calcext:value-type="float">
            <text:p>0</text:p>
          </table:table-cell>
          <table:table-cell office:value-type="float" office:value="-16.912" calcext:value-type="float">
            <text:p>-16.912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l1_rx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6"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l2_tx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7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l3_pow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8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l4_l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9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90" calcext:value-type="float">
            <text:p>-9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0" table:formula="of:=[.E8]"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0" table:formula="of:=[.E9]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0" table:formula="of:=[.E1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1" table:formula="of:=[.E11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serial_data_line</text:p>
          </table:table-cell>
          <table:table-cell table:style-name="ce12" office:value-type="float" office:value="-4.445" calcext:value-type="float">
            <text:p>-4.445</text:p>
          </table:table-cell>
          <table:table-cell office:value-type="float" office:value="-2.54" calcext:value-type="float">
            <text:p>-2.54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serial_data_line</text:p>
          </table:table-cell>
          <table:table-cell table:style-name="ce13" table:formula="of:=[.E3]" office:value-type="float" office:value="-1.905" calcext:value-type="float">
            <text:p>-1.905</text:p>
          </table:table-cell>
          <table:table-cell office:value-type="float" office:value="-2.54" calcext:value-type="float">
            <text:p>-2.54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uto_reset_circuit</text:p>
          </table:table-cell>
          <table:table-cell table:style-name="ce14" office:value-type="float" office:value="5.08" calcext:value-type="float">
            <text:p>5.08</text:p>
          </table:table-cell>
          <table:table-cell office:value-type="float" office:value="13.335" calcext:value-type="float">
            <text:p>13.335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oomp_electronic_button_3_5_mm_x_6_mm_x_2_5_mm_surface_mount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style-name="ce15" office:value-type="float" office:value="0" calcext:value-type="float">
            <text:p>0</text:p>
          </table:table-cell>
          <table:table-cell office:value-type="float" office:value="4.445" calcext:value-type="float">
            <text:p>4.44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oomp_electronic_ceramic_resonator_3213_3_pin_ground_pin_2_16_mega_hertz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tmega328_crystal</text:p>
          </table:table-cell>
          <table:table-cell table:style-name="ce16" table:formula="of:=[.E16]" office:value-type="float" office:value="-4.445" calcext:value-type="float">
            <text:p>-4.445</text:p>
          </table:table-cell>
          <table:table-cell office:value-type="float" office:value="-0.635" calcext:value-type="float">
            <text:p>-0.635</text:p>
          </table:table-cell>
          <table:table-cell office:value-type="float" office:value="45" calcext:value-type="float">
            <text:p>45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oomp_electronic_ceramic_resonator_3213_3_pin_ground_pin_2_12_mega_hertz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ch340_crystal</text:p>
          </table:table-cell>
          <table:table-cell table:style-name="ce1" office:value-type="float" office:value="-5.08" calcext:value-type="float">
            <text:p>-5.08</text:p>
          </table:table-cell>
          <table:table-cell office:value-type="float" office:value="-14.605" calcext:value-type="float">
            <text:p>-14.605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oomp_electronic_diode_schottky_sod_123_package_marking_b2_mbr0520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back_power_protection</text:p>
          </table:table-cell>
          <table:table-cell table:style-name="ce1" table:formula="of:=[.E19]" office:value-type="float" office:value="0" calcext:value-type="float">
            <text:p>0</text:p>
          </table:table-cell>
          <table:table-cell office:value-type="float" office:value="-21.59" calcext:value-type="float">
            <text:p>-21.59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oomp_electronic_capacitor_3216_avx_a_tantalum_4_7_micro_farad_16_volt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style-name="ce17" office:value-type="float" office:value="3.175" calcext:value-type="float">
            <text:p>3.175</text:p>
          </table:table-cell>
          <table:table-cell office:value-type="float" office:value="-20.955" calcext:value-type="float">
            <text:p>-20.955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oomp_electronic_capacitor_3216_avx_a_tantalum_4_7_micro_farad_16_volt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style-name="ce18" table:formula="of:=[.E18]" office:value-type="float" office:value="5.08" calcext:value-type="float">
            <text:p>5.08</text:p>
          </table:table-cell>
          <table:table-cell office:value-type="float" office:value="12.065" calcext:value-type="float">
            <text:p>12.065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ch340_decoupling_3_volt</text:p>
          </table:table-cell>
          <table:table-cell table:style-name="ce16" table:formula="of:=[.E16]" office:value-type="float" office:value="-4.445" calcext:value-type="float">
            <text:p>-4.445</text:p>
          </table:table-cell>
          <table:table-cell office:value-type="float" office:value="-7.62" calcext:value-type="float">
            <text:p>-7.62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tmega328_decoupling_not_certain</text:p>
          </table:table-cell>
          <table:table-cell table:style-name="ce16" table:formula="of:=[.E16]" office:value-type="float" office:value="-4.445" calcext:value-type="float">
            <text:p>-4.445</text:p>
          </table:table-cell>
          <table:table-cell office:value-type="float" office:value="-22.542" calcext:value-type="float">
            <text:p>-22.542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uto_reset_circuit</text:p>
          </table:table-cell>
          <table:table-cell table:style-name="ce18" table:formula="of:=[.E18]" office:value-type="float" office:value="5.08" calcext:value-type="float">
            <text:p>5.08</text:p>
          </table:table-cell>
          <table:table-cell office:value-type="float" office:value="10.16" calcext:value-type="float">
            <text:p>10.16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style-name="ce16" table:formula="of:=[.E16]" office:value-type="float" office:value="-4.445" calcext:value-type="float">
            <text:p>-4.445</text:p>
          </table:table-cell>
          <table:table-cell office:value-type="float" office:value="8.255" calcext:value-type="float">
            <text:p>8.255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style-name="ce13" table:formula="of:=[.E3]" office:value-type="float" office:value="-1.905" calcext:value-type="float">
            <text:p>-1.905</text:p>
          </table:table-cell>
          <table:table-cell office:value-type="float" office:value="-22.542" calcext:value-type="float">
            <text:p>-22.542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 table:number-rows-repeated="65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20:28:24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6T21:30:39.383000000</dc:date>
    <meta:editing-duration>PT3H14M27S</meta:editing-duration>
    <meta:editing-cycles>19</meta:editing-cycles>
    <meta:generator>LibreOffice/7.6.0.3$Windows_X86_64 LibreOffice_project/69edd8b8ebc41d00b4de3915dc82f8f0fc3b6265</meta:generator>
    <meta:document-statistic meta:table-count="1" meta:cell-count="191" meta:object-count="0"/>
  </office:meta>
</office:document-meta>
</file>